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Html &amp; CSS</text:span></text:p>
      <text:list xml:id="list4044162326831169512" text:style-name="L1">
        <text:list-item>
          <text:p text:style-name="P1">Consumer Landing Page Html &amp; CSS</text:p>
        </text:list-item>
        <text:list-item>
          <text:p text:style-name="P1">Driver Landing Page <text:s/>Html &amp; CSS</text:p>
        </text:list-item>
        <text:list-item>
          <text:p text:style-name="P1">Instant booking Page Html &amp; CSS</text:p>
        </text:list-item>
        <text:list-item>
          <text:p text:style-name="P1">Sign in Page Html &amp; CSS</text:p>
        </text:list-item>
      </text:list>
      <text:p text:style-name="Standard"/>
      <text:p text:style-name="Standard"><text:tab/><text:span text:style-name="T1">Functions</text:span></text:p>
      <text:list xml:id="list31271870" text:continue-numbering="true" text:style-name="L1">
        <text:list-item>
          <text:p text:style-name="P1">The page authentication needs to be completed.</text:p>
        </text:list-item>
        <text:list-item>
          <text:p text:style-name="P1">When you create a user account it doesn't log you in.</text:p>
        </text:list-item>
        <text:list-item>
          <text:p text:style-name="P1">Payment when we get back a status change.</text:p>
        </text:list-item>
        <text:list-item>
          <text:p text:style-name="P1">Need to change the status in the my bookings when status changes.</text:p>
        </text:list-item>
        <text:list-item>
          <text:p text:style-name="P1">The email function never stops need to find a way to stop it.</text:p>
        </text:list-item>
        <text:list-item>
          <text:p text:style-name="P1">Sign out needs to work.</text:p>
        </text:list-item>
        <text:list-item>
          <text:p text:style-name="P1">Sort out the price calculator at the bottom </text:p>
        </text:list-item>
        <text:list-item>
          <text:p text:style-name="P1">bring the driver name and number In when the status changes to </text:p>
        </text:list-item>
        <text:list-item>
          <text:p text:style-name="P1">Some sort of notification when a job has been completed.</text:p>
        </text:list-item>
        <text:list-item>
          <text:p text:style-name="P1">Cancel Job Function needs to cancel job in t-dispatch</text:p>
        </text:list-item>
        <text:list-item>
          <text:p text:style-name="P1">Once a job is completed it need to remove from Live Jobs and go into job history.</text:p>
        </text:list-item>
      </text:list>
      <text:p text:style-name="Standard"><text:tab/></text:p>
      <text:p text:style-name="Standard"><text:span text:style-name="T1"><text:tab/>Verification</text:span></text:p>
      <text:list xml:id="list6407780210585921291" text:style-name="L2">
        <text:list-item>
          <text:p text:style-name="P3">Verification of the consumer sign up page</text:p>
        </text:list-item>
        <text:list-item>
          <text:p text:style-name="P3">Verification of the driver sign up page</text:p>
        </text:list-item>
        <text:list-item>
          <text:p text:style-name="P3">Verification of the booking page</text:p>
        </text:list-item>
        <text:list-item>
          <text:p text:style-name="P3">Email Verification</text:p>
        </text:list-item>
        <text:list-item>
          <text:p text:style-name="P3">Verification for the routes </text:p>
        </text:list-item>
      </text:list>
      <text:p text:style-name="P2"/>
      <text:p text:style-name="P5"><text:tab/>Error Messages</text:p>
      <text:list xml:id="list2148892256306371952" text:style-name="L3">
        <text:list-item>
          <text:p text:style-name="P4">Error Message for the Consumer sign up page</text:p>
        </text:list-item>
        <text:list-item>
          <text:p text:style-name="P4">Error Message for the Driver sign up page</text:p>
        </text:list-item>
        <text:list-item>
          <text:p text:style-name="P4">Error Message for the Sign in Page </text:p>
        </text:list-item>
        <text:list-item>
          <text:p text:style-name="P4">Error message from if booking doesn't go through </text:p>
        </text:list-item>
        <text:list-item>
          <text:p text:style-name="P4">Error Message for card set up </text:p>
        </text:list-item>
        <text:list-item>
          <text:p text:style-name="P4">Error message if email isn't sent</text:p>
        </text:list-item>
        <text:list-item>
          <text:p text:style-name="P4">Error Message if job doesn't cancel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7T17:21:36.68</meta:creation-date>
    <meta:editing-duration>P2DT18H28M4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2" meta:word-count="244" meta:character-count="1205"/>
    <dc:date>2016-04-14T11:10:29.15</dc:date>
  </office:meta>
</office:document-meta>
</file>